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text:enable-numbering="true" fo:text-indent="0cm"/>
    </style:style>
    <style:style style:name="P7" style:family="paragraph">
      <style:paragraph-properties fo:margin-left="0cm" fo:margin-right="0cm" fo:text-align="start" text:enable-numbering="true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374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08-09-05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0.159cm" svg:height="8.89cm" svg:x="2.905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3.484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3.484cm" svg:y="7.985cm">
            <text:list text:style-name="L1">
              <text:list-item>
                <text:p text:style-name="P6"><text:span text:style-name="T3"><text:s/></text:span><text:span text:style-name="T3">koji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uildsy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x86 Builde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PC Builde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cv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nf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kojipkg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5] (pkgdb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5] (bodhi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releng[1-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igning serve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compose[x86,ppc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[2,3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8.564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8.564cm" svg:y="7.985cm">
            <text:list text:style-name="L1">
              <text:list-item>
                <text:p text:style-name="P6"><text:span text:style-name="T3"><text:s/></text:span><text:span text:style-name="T3">dl.f.rh.c TPA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l.f.rh.c PHX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l.f.rh.c RDU (I2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6] (mirrorman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ier 1 Mirro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ier 2 Mirror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orrent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pins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econdary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5.60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5.605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pp[1-6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roxy[1-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ns1, j2solutions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astion (vpn, mail)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ackup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noc[1-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uppet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hosted[1-2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[1,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0.05cm" svg:y="16.78cm">
            <text:list text:style-name="L1">
              <text:list-item>
                <text:p text:style-name="P6"><text:span text:style-name="T3"><text:s/></text:span><text:span text:style-name="T3">people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lanet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asterisk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collab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proxy1.stg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db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0.05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ummy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serverbeach[1-5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elia1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b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text:list text:style-name="L1">
              <text:list-item>
                <text:p text:style-name="P6"><text:span text:style-name="T3"><text:s/></text:span><text:span text:style-name="T3">test[1-9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8-09-05T16:54:54</meta:creation-date>
    <dc:date>2008-09-08T17:48:30</dc:date>
    <meta:editing-cycles>26</meta:editing-cycles>
    <meta:editing-duration>PT11H7M9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